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b3" draw:fill="none" draw:textarea-horizontal-align="justify" draw:textarea-vertical-align="middle" draw:auto-grow-height="false" fo:min-height="0.553cm" fo:min-width="7.541cm"/>
    </style:style>
    <style:style style:name="gr2" style:family="graphic" style:parent-style-name="standard">
      <style:graphic-properties svg:stroke-color="#ed1c24" draw:fill="none" draw:textarea-horizontal-align="justify" draw:textarea-vertical-align="middle" draw:auto-grow-height="false" fo:min-height="0.553cm" fo:min-width="7.541cm"/>
    </style:style>
    <style:style style:name="gr3" style:family="graphic" style:parent-style-name="standard">
      <style:graphic-properties svg:stroke-color="#ed1c24" draw:fill="none" draw:opacity="99%" draw:textarea-horizontal-align="justify" draw:textarea-vertical-align="middle" draw:auto-grow-height="false" fo:min-height="0.553cm" fo:min-width="7.54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eeeeee" draw:fill="none" draw:textarea-horizontal-align="justify" draw:textarea-vertical-align="middle" draw:auto-grow-height="false" fo:min-height="1.655cm" fo:min-width="3.056cm"/>
    </style:style>
    <style:style style:name="gr6" style:family="graphic" style:parent-style-name="standard">
      <style:graphic-properties svg:stroke-color="#eeeeee" draw:fill="none" draw:textarea-horizontal-align="justify" draw:textarea-vertical-align="middle" draw:auto-grow-height="false" fo:min-height="0.546cm" fo:min-width="3.056cm"/>
    </style:style>
    <style:style style:name="gr7" style:family="graphic" style:parent-style-name="standard">
      <style:graphic-properties draw:stroke="solid" svg:stroke-width="0.159cm" svg:stroke-color="#0066b3" draw:marker-start-width="0.437cm" draw:marker-end-width="0.437cm" draw:fill="none" draw:opacity="99%" draw:textarea-horizontal-align="justify" draw:textarea-vertical-align="middle" draw:auto-grow-height="false" fo:min-height="0.53cm" fo:min-width="7.543cm" fo:padding-top="0.203cm" fo:padding-bottom="0.203cm" fo:padding-left="0.328cm" fo:padding-right="0.3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opacity="99%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127cm" svg:height="0.889cm" svg:x="5.673cm" svg:y="4.616cm">
          <text:p text:style-name="P1">Monētu skaits dalās ar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127cm" svg:height="0.889cm" svg:x="5.673cm" svg:y="2.516cm">
          <text:p text:style-name="P1">Monētu skaits nedalās ar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8.127cm" svg:height="0.889cm" svg:x="5.673cm" svg:y="6.816cm">
          <text:p text:style-name="P1">Monētu skaits nedalās ar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9.736cm" svg:y1="1.508cm" svg:x2="9.736cm" svg:y2="2.651cm">
          <text:p/>
        </draw:line>
        <draw:custom-shape draw:style-name="gr5" draw:text-style-name="P4" draw:layer="layout" svg:width="3.556cm" svg:height="1.905cm" svg:x="7.958cm" svg:y="8.366cm">
          <text:p text:style-name="P1"><text:span text:style-name="T1">. . </text:span><text:span text:style-name="T1">.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736cm" svg:y1="3.408cm" svg:x2="9.736cm" svg:y2="4.683cm">
          <text:p/>
        </draw:line>
        <draw:line draw:style-name="gr4" draw:text-style-name="P2" draw:layer="layout" svg:x1="9.736cm" svg:y1="5.508cm" svg:x2="9.736cm" svg:y2="6.783cm">
          <text:p/>
        </draw:line>
        <draw:custom-shape draw:style-name="gr6" draw:text-style-name="P4" draw:layer="layout" svg:width="3.556cm" svg:height="0.796cm" svg:x="9.958cm" svg:y="3.567cm">
          <text:p text:style-name="P5"><text:span text:style-name="T1">1.</text:span><text:span text:style-name="T1">s</text:span><text:span text:style-name="T1">p</text:span><text:span text:style-name="T1">ēl</text:span><text:span text:style-name="T1">ēt</text:span><text:span text:style-name="T1">āj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56cm" svg:height="0.796cm" svg:x="10.058cm" svg:y="5.767cm">
          <text:p text:style-name="P5"><text:span text:style-name="T1">2.</text:span><text:span text:style-name="T1">s</text:span><text:span text:style-name="T1">p</text:span><text:span text:style-name="T1">ēl</text:span><text:span text:style-name="T1">ēt</text:span><text:span text:style-name="T1">āj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736cm" svg:y1="7.708cm" svg:x2="9.736cm" svg:y2="8.983cm">
          <text:p/>
        </draw:line>
        <draw:line draw:style-name="gr4" draw:text-style-name="P2" draw:layer="layout" svg:x1="9.736cm" svg:y1="10.308cm" svg:x2="9.736cm" svg:y2="11.583cm">
          <text:p/>
        </draw:line>
        <draw:custom-shape draw:style-name="gr3" draw:text-style-name="P3" draw:layer="layout" svg:width="8.127cm" svg:height="0.889cm" svg:x="5.673cm" svg:y="11.516cm">
          <text:p text:style-name="P1">Monētu skaits nedalās ar 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8.127cm" svg:height="0.864cm" svg:x="5.673cm" svg:y="13.716cm">
          <text:p text:style-name="P1">Monētu skaits ir 0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9.736cm" svg:y1="12.408cm" svg:x2="9.736cm" svg:y2="13.683cm">
          <text:p/>
        </draw:line>
        <draw:custom-shape draw:style-name="gr6" draw:text-style-name="P4" draw:layer="layout" svg:width="3.556cm" svg:height="0.796cm" svg:x="9.958cm" svg:y="10.567cm">
          <text:p text:style-name="P5"><text:span text:style-name="T1">2.</text:span><text:span text:style-name="T1">s</text:span><text:span text:style-name="T1">p</text:span><text:span text:style-name="T1">ēl</text:span><text:span text:style-name="T1">ēt</text:span><text:span text:style-name="T1">āj</text:span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556cm" svg:height="0.796cm" svg:x="9.958cm" svg:y="12.667cm">
          <text:p text:style-name="P5"><text:span text:style-name="T1">1.</text:span><text:span text:style-name="T1">s</text:span><text:span text:style-name="T1">p</text:span><text:span text:style-name="T1">ēl</text:span><text:span text:style-name="T1">ēt</text:span><text:span text:style-name="T1">āj</text:span><text:span text:style-name="T1">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6T10:48:18.390545152</meta:creation-date>
    <dc:date>2019-04-06T14:42:11.527317639</dc:date>
    <meta:editing-duration>PT23M44S</meta:editing-duration>
    <meta:editing-cycles>2</meta:editing-cycles>
    <meta:generator>LibreOffice/6.0.7.3$Linux_X86_64 LibreOffice_project/00m0$Build-3</meta:generator>
    <meta:document-statistic meta:object-count="16"/>
  </office:meta>
</office:document-meta>
</file>